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Times New Roman1" svg:font-family="'Times New Roman'" style:font-adornments="Fet"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4789b5" officeooo:paragraph-rsid="004789b5"/>
    </style:style>
    <style:style style:name="P2" style:family="paragraph" style:parent-style-name="Text_20_body">
      <style:text-properties officeooo:rsid="004c1c57" officeooo:paragraph-rsid="004c1c57"/>
    </style:style>
    <style:style style:name="P3" style:family="paragraph" style:parent-style-name="Title">
      <style:text-properties officeooo:rsid="004789b5" officeooo:paragraph-rsid="004789b5"/>
    </style:style>
    <style:style style:name="P4" style:family="paragraph" style:parent-style-name="Heading_20_1">
      <style:text-properties officeooo:paragraph-rsid="00599096"/>
    </style:style>
    <style:style style:name="P5" style:family="paragraph" style:parent-style-name="Heading_20_2">
      <style:text-properties officeooo:rsid="004789b5" officeooo:paragraph-rsid="004789b5"/>
    </style:style>
    <style:style style:name="P6" style:family="paragraph" style:parent-style-name="Heading_20_2">
      <style:text-properties officeooo:rsid="004e5b29" officeooo:paragraph-rsid="004e5b29"/>
    </style:style>
    <style:style style:name="P7" style:family="paragraph" style:parent-style-name="Text_20_body" style:list-style-name="L1">
      <style:text-properties officeooo:rsid="004cfbeb" officeooo:paragraph-rsid="004cfbeb"/>
    </style:style>
    <style:style style:name="P8" style:family="paragraph" style:parent-style-name="Text_20_body">
      <style:text-properties officeooo:rsid="004e5b29" officeooo:paragraph-rsid="004e5b29"/>
    </style:style>
    <style:style style:name="P9" style:family="paragraph" style:parent-style-name="Text_20_body" style:list-style-name="L2">
      <style:text-properties officeooo:rsid="004e5b29" officeooo:paragraph-rsid="004e5b29"/>
    </style:style>
    <style:style style:name="P10" style:family="paragraph" style:parent-style-name="Text_20_body">
      <style:text-properties officeooo:rsid="00501b5f" officeooo:paragraph-rsid="00501b5f"/>
    </style:style>
    <style:style style:name="P11" style:family="paragraph" style:parent-style-name="Text_20_body" style:list-style-name="L1">
      <style:text-properties officeooo:rsid="00501b5f" officeooo:paragraph-rsid="0053a9b5"/>
    </style:style>
    <style:style style:name="P12" style:family="paragraph" style:parent-style-name="Text_20_body" style:list-style-name="L1">
      <style:text-properties officeooo:rsid="0055e87d" officeooo:paragraph-rsid="0055e87d"/>
    </style:style>
    <style:style style:name="P13" style:family="paragraph" style:parent-style-name="Text_20_body" style:list-style-name="L1">
      <style:text-properties officeooo:rsid="005770b2" officeooo:paragraph-rsid="005770b2"/>
    </style:style>
    <style:style style:name="P14" style:family="paragraph" style:parent-style-name="Text_20_body">
      <style:text-properties fo:font-style="normal" officeooo:rsid="0058fe56" officeooo:paragraph-rsid="0058fe56" style:font-style-asian="normal" style:font-style-complex="normal"/>
    </style:style>
    <style:style style:name="P15" style:family="paragraph" style:parent-style-name="Text_20_body" style:list-style-name="L3">
      <style:text-properties fo:font-style="normal" officeooo:rsid="0058fe56" officeooo:paragraph-rsid="0058fe56" style:font-style-asian="normal" style:font-style-complex="normal"/>
    </style:style>
    <style:style style:name="P16" style:family="paragraph" style:parent-style-name="Text_20_body">
      <style:text-properties officeooo:rsid="00599096" officeooo:paragraph-rsid="00599096"/>
    </style:style>
    <style:style style:name="T1" style:family="text">
      <style:text-properties officeooo:rsid="004789b5"/>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501b5f"/>
    </style:style>
    <style:style style:name="T5" style:family="text">
      <style:text-properties officeooo:rsid="0051f4e6"/>
    </style:style>
    <style:style style:name="T6" style:family="text">
      <style:text-properties officeooo:rsid="0053a9b5"/>
    </style:style>
    <style:style style:name="T7" style:family="text">
      <style:text-properties officeooo:rsid="0054ea02"/>
    </style:style>
    <style:style style:name="T8" style:family="text">
      <style:text-properties officeooo:rsid="0055e87d"/>
    </style:style>
    <style:style style:name="T9" style:family="text">
      <style:text-properties officeooo:rsid="0059909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F1.<text:span text:style-name="T4">2</text:span> <text:span text:style-name="T4">Betala medlems- och båtavgift</text:span></text:p>
      <text:p text:style-name="P10">Klubbmedlem vill betala sin medlems- och båtavgift, systemet beräknar rörlig kostnad utefter antalet båtar och slår samman detta med den fasta avgiften och visar totalsumman för klubbmedlemmen. Klubbmedlem accepterar kostnaden och omdirigeras av systemet till PayPal. Klubbmedlem betalar med VISA-kort genom PayPal, systemet mottar betalningsbekräftelse genom PayPal. Bekräftelse av betalning visas upp för medlem av systemet, samt sänds ut genom E-post.</text:p>
      <text:h text:style-name="Heading_20_1" text:outline-level="1">Primär aktör</text:h>
      <text:p text:style-name="Text_20_body"><text:span text:style-name="T2">Klubbmedlem</text:span></text:p>
      <text:h text:style-name="P4" text:outline-level="1"><text:span text:style-name="T9">Sekundär</text:span> aktör</text:h>
      <text:p text:style-name="P16"><text:span text:style-name="T2">PayPal</text:span></text:p>
      <text:h text:style-name="P5" text:outline-level="2">Förkrav</text:h>
      <text:p text:style-name="P1">(F1) Inloggad som klubbmedlem.</text:p>
      <text:h text:style-name="P5" text:outline-level="2">Efterkrav</text:h>
      <text:p text:style-name="P2"><text:span text:style-name="T1">S</text:span>ystemet registrerar <text:span text:style-name="T5">betalning genom bekräftelse från PayPal.</text:span></text:p>
      <text:h text:style-name="P5" text:outline-level="2">Huvudscenario</text:h>
      <text:list xml:id="list891443639672944030" text:style-name="L1">
        <text:list-item>
          <text:p text:style-name="P7"><text:span text:style-name="T1">K</text:span>lubbmedlemmen väljer att <text:span text:style-name="T6">betala medlemsavgift</text:span></text:p>
        </text:list-item>
        <text:list-item>
          <text:p text:style-name="P11"><text:span text:style-name="T7">Systemet beräknar rörlig kostnad utefter antalet båtar och slår samman detta med den fasta avgiften</text:span></text:p>
        </text:list-item>
        <text:list-item>
          <text:p text:style-name="P7">Systemet presenterar <text:span text:style-name="T8">totalkostnaden för klubbmedlem</text:span></text:p>
        </text:list-item>
        <text:list-item>
          <text:p text:style-name="P7">Klubbmedlem väljer <text:span text:style-name="T8">att betala totalkostnaden</text:span></text:p>
        </text:list-item>
        <text:list-item>
          <text:p text:style-name="P7">Systemet <text:span text:style-name="T8">omdirigerar klubbmedlem till PayPal där denne kan genom 3e-parts betalningssystem betala.</text:span></text:p>
        </text:list-item>
        <text:list-item>
          <text:p text:style-name="P12">Systemet mottar från PayPal en betalningsbekräftelse.</text:p>
        </text:list-item>
        <text:list-item>
          <text:p text:style-name="P13">Klubbmedlem omdirigeras från PayPal tillbaka till vårt system.</text:p>
        </text:list-item>
        <text:list-item>
          <text:p text:style-name="P12">Systemet bekräftar visuellt för medlemmen att medlemsavgiften nu är betald.</text:p>
        </text:list-item>
        <text:list-item>
          <text:p text:style-name="P12">Systemet sänder ut en E-postbekräftelse till klubbmedlem.</text:p>
        </text:list-item>
      </text:list>
      <text:h text:style-name="P6" text:outline-level="2">Alternativa scenarios</text:h>
      <text:p text:style-name="P8">2a Systemet <text:span text:style-name="T7">ser att betalning redan skett</text:span></text:p>
      <text:list xml:id="list4426790251402898717" text:style-name="L2">
        <text:list-item>
          <text:p text:style-name="P9">Systemet meddelar klubbmedlemmen att medlem <text:span text:style-name="T7">redan betalt sin medlemsavgift och därmed inte behöver göra det igen.</text:span><text:line-break/><text:span text:style-name="T3">Användningsfallet avslutas</text:span></text:p>
        </text:list-item>
      </text:list>
      <text:p text:style-name="P14">6a Systemet mottar ingen betalningsbekräftelse från PayPal</text:p>
      <text:list xml:id="list1372544025493133680" text:style-name="L3">
        <text:list-item>
          <text:p text:style-name="P15">Systemet meddelar klubbmedlemmen att betalningen inte genomförts och således är medlemsavgiften fortfarande inte inbetal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Times New Roman1" svg:font-family="'Times New Roman'" style:font-adornments="Fet"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start" style:justify-single-word="false"/>
      <style:text-properties style:font-name="Times New Roman1" fo:font-family="'Times New Roman'" style:font-style-name="Fet" style:font-family-generic="roman"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Times New Roman1" fo:font-family="'Times New Roman'" style:font-style-name="Fet" style:font-family-generic="roman"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Times New Roman1" fo:font-family="'Times New Roman'" style:font-style-name="Fet"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family="'Times New Roman'" style:font-style-name="Fet" style:font-family-generic="roman" style:font-pitch="variable" fo:font-size="13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00:54:20.063000000</meta:creation-date>
    <dc:date>2013-12-19T14:34:50.055000000</dc:date>
    <meta:editing-duration>P1DT9H49M34S</meta:editing-duration>
    <meta:editing-cycles>74</meta:editing-cycles>
    <meta:generator>LibreOffice/4.1.3.2$Windows_x86 LibreOffice_project/70feb7d99726f064edab4605a8ab840c50ec57a</meta:generator>
    <meta:document-statistic meta:table-count="0" meta:image-count="0" meta:object-count="0" meta:page-count="1" meta:paragraph-count="25" meta:word-count="218" meta:character-count="1641" meta:non-whitespace-character-count="1459"/>
  </office:meta>
</office:document-meta>
</file>